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Times, serif"/>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24pt" style:text-underline-style="solid" style:text-underline-width="auto" style:text-underline-color="font-color" style:font-size-asian="24pt" style:font-size-complex="24pt"/>
    </style:style>
    <style:style style:name="P2" style:family="paragraph" style:parent-style-name="Standard">
      <style:paragraph-properties fo:text-align="start" style:justify-single-word="false"/>
      <style:text-properties style:font-name="Times New Roman" fo:font-size="24pt" style:text-underline-style="solid" style:text-underline-width="auto" style:text-underline-color="font-color" fo:font-weight="normal" style:font-size-asian="24pt" style:font-weight-asian="normal" style:font-size-complex="24pt" style:font-weight-complex="normal"/>
    </style:style>
    <style:style style:name="P3" style:family="paragraph" style:parent-style-name="Text_20_body">
      <style:text-properties style:font-name="Times New Roman"/>
    </style:style>
    <style:style style:name="P4" style:family="paragraph" style:parent-style-name="Text_20_body">
      <style:text-properties style:font-name="Times New Roman" fo:font-weight="normal" style:font-weight-asian="normal" style:font-weight-complex="normal"/>
    </style:style>
    <style:style style:name="P5" style:family="paragraph" style:parent-style-name="Standard" style:list-style-name="L1"/>
    <style:style style:name="P6" style:family="paragraph" style:parent-style-name="Text_20_body" style:list-style-name="L1"/>
    <style:style style:name="P7" style:family="paragraph" style:parent-style-name="Text_20_body" style:list-style-name="L1">
      <style:text-properties style:font-name="Times New Roman"/>
    </style:style>
    <style:style style:name="P8" style:family="paragraph" style:parent-style-name="Text_20_body" style:list-style-name="L2">
      <style:text-properties style:font-name="Times New Roman"/>
    </style:style>
    <style:style style:name="P9" style:family="paragraph" style:parent-style-name="Text_20_body" style:list-style-name="L2">
      <style:text-properties style:font-name="Times New Roman" fo:font-weight="normal" style:font-weight-asian="normal" style:font-weight-complex="normal"/>
    </style:style>
    <style:style style:name="P10" style:family="paragraph" style:parent-style-name="Text_20_body" style:list-style-name="L3">
      <style:text-properties style:font-name="Times New Roman" fo:font-weight="normal" style:font-weight-asian="normal" style:font-weight-complex="normal"/>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ff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gavelist til frigivelse af version 1:</text:p>
      <text:p text:style-name="Standard"/>
      <text:p text:style-name="Standard"/>
      <text:list xml:id="list362562180" text:style-name="L1">
        <text:list-item>
          <text:p text:style-name="P5">På filen "import structure": <text:line-break/>Byt om på de to blokke. Det er ulogisk, at fields står til højre, da labels er knyttet til fields og ikke omvendt. <text:line-break/><text:span text:style-name="T4">Fixed: Torsten.</text:span></text:p>
        </text:list-item>
        <text:list-item>
          <text:p text:style-name="P5">Fejl ved brug af import structure og nyoprettet project.<text:line-break/><text:span text:style-name="T4">Fixed: Torsten.</text:span></text:p>
        </text:list-item>
        <text:list-item>
          <text:p text:style-name="P5">Højden på "add structure" og "add report" formen, samt placering tilpasses ikke når man med "ok" lukker formen. Det skal de, ligesom de skal have default igen, når man angiver default windows i "edit" menu.<text:line-break/><text:span text:style-name="T4">Det gør den hos mig...? Torsten</text:span></text:p>
        </text:list-item>
        <text:list-item>
          <text:p text:style-name="P5">About box manager og entry</text:p>
        </text:list-item>
        <text:list-item>
          <text:p text:style-name="P5">Tilføje licens tekst til ALLE .pas filer.</text:p>
        </text:list-item>
        <text:list-item>
          <text:p text:style-name="P7">Flyspray #77 (Old dates for MAC appalications) </text:p>
        </text:list-item>
        <text:list-item>
          <text:p text:style-name="P6"><text:span text:style-name="T1">Flyspray #69 ("Paste As.." skal placere felter der hvor musen er)</text:span> </text:p>
        </text:list-item>
        <text:list-item>
          <text:p text:style-name="P6">Flyspray #81 (Load af PDF på MAC).</text:p>
        </text:list-item>
        <text:list-item>
          <text:p text:style-name="P6">ValueLabelEditor: Sletter VL set uden advarsel!<text:line-break/><text:span text:style-name="T4">Fixed: Torsten.</text:span></text:p>
        </text:list-item>
        <text:list-item>
          <text:p text:style-name="P6">Shortcuts eksekveres under nogle omstændigheder direkte på Mainform, selvom fokus er på anden form (fx. VLEditor, Properties Form)</text:p>
        </text:list-item>
        <text:list-item>
          <text:p text:style-name="P6">Tilføj “OTHER” til study information.</text:p>
        </text:list-item>
        <text:list-item>
          <text:p text:style-name="P6">Export til stata:</text:p>
          <text:list>
            <text:list-item>
              <text:p text:style-name="P6">Lav valg af version i settings.</text:p>
            </text:list-item>
            <text:list-item>
              <text:p text:style-name="P6">Lav valg af Encoding (Se LConvEncoding)</text:p>
            </text:list-item>
            <text:list-item>
              <text:p text:style-name="P6">Brug %tcHH:NN:SS</text:p>
            </text:list-item>
            <text:list-item>
              <text:p text:style-name="P6">Tilføj notes:</text:p>
              <text:list>
                <text:list-item>
                  <text:p text:style-name="P6">Exported from EpiData Manager v....</text:p>
                </text:list-item>
                <text:list-item>
                  <text:p text:style-name="P6">On date/time</text:p>
                </text:list-item>
                <text:list-item>
                  <text:p text:style-name="P6">Project titel og version</text:p>
                </text:list-item>
                <text:list-item>
                  <text:p text:style-name="P6">Feltniveau: hvis tidsvariable så <text:s text:c="2"/>“HH:MM:SS”</text:p>
                </text:list-item>
              </text:list>
            </text:list-item>
          </text:list>
        </text:list-item>
        <text:list-item>
          <text:p text:style-name="P6">Import Stata:</text:p>
          <text:list>
            <text:list-item>
              <text:p text:style-name="P6">Tilføj notes </text:p>
            </text:list-item>
            <text:list-item>
              <text:p text:style-name="P6"/>
            </text:list-item>
          </text:list>
        </text:list-item>
        <text:list-item>
          <text:p text:style-name="P6">Fejl i component name:<text:line-break/><text:span text:style-name="T4">Fixed: Torsten.</text:span></text:p>
          <text:list>
            <text:list-item>
              <text:p text:style-name="P6">Opret sektion – tilføj felter.</text:p>
            </text:list-item>
            <text:list-item>
              <text:p text:style-name="P6"><text:soft-page-break/>Slet sektion.</text:p>
            </text:list-item>
            <text:list-item>
              <text:p text:style-name="P6">Tilføj sektion og tilføj felter --&gt; bang!</text:p>
            </text:list-item>
          </text:list>
        </text:list-item>
        <text:list-item>
          <text:p text:style-name="P6">Export til Stata: Stringfelter giver MEGET LANGE felter!</text:p>
        </text:list-item>
        <text:list-item>
          <text:p text:style-name="P6">Keyboard shotcuts tilpasses OS standard:</text:p>
          <text:list>
            <text:list-item>
              <text:p text:style-name="P6">Fjern F10 som luk<text:line-break/><text:span text:style-name="T4">Fixed: Torsten.</text:span></text:p>
            </text:list-item>
            <text:list-item>
              <text:p text:style-name="P6">Ctrl+Q, Alt+F4 lukker (check MAC)<text:line-break/><text:span text:style-name="T4">Fixed: Torsten.</text:span></text:p>
            </text:list-item>
            <text:list-item>
              <text:p text:style-name="P6">Ctrl+W, Ctrl+F4 lukker vindue/dataform.<text:line-break/><text:span text:style-name="T4">Fixed: Torsten.</text:span></text:p>
            </text:list-item>
          </text:list>
        </text:list-item>
      </text:list>
      <text:p text:style-name="P3"/>
      <text:p text:style-name="P3">Mindre Store opgave der ikke er placeret endnu:</text:p>
      <text:list xml:id="list1208195479" text:style-name="L2">
        <text:list-item>
          <text:p text:style-name="P8">Udvide <text:span text:style-name="T2">jumps</text:span><text:span text:style-name="T3"> med mulighed for “*” (asterisk) funktion, som aktivere på alle indput. Kan fx. bruges som GOTO.</text:span></text:p>
        </text:list-item>
        <text:list-item>
          <text:p text:style-name="P9">Kommunikation mellem Manager/EntryClient hvis de begge kører på samme tid og om hvilke filer de har åbne. Give advarsel hvis programmerne bruger samme fil.</text:p>
        </text:list-item>
      </text:list>
      <text:p text:style-name="P4"/>
      <text:p text:style-name="P4"/>
      <text:p text:style-name="P2">Opgavelist til efter version 1:</text:p>
      <text:p text:style-name="P4"/>
      <text:p text:style-name="P4">Store Opgave der mangler:</text:p>
      <text:list xml:id="list1694046753" text:style-name="L3">
        <text:list-item>
          <text:p text:style-name="P10">Oversættelse af GUI</text:p>
        </text:list-item>
        <text:list-item>
          <text:p text:style-name="P10">Flersprogs projekter</text:p>
        </text:list-item>
        <text:list-item>
          <text:p text:style-name="P10">Flere dataforme i et projekt</text:p>
        </text:list-item>
        <text:list-item>
          <text:p text:style-name="P10">Unique keys på dataforme</text:p>
        </text:list-item>
        <text:list-item>
          <text:p text:style-name="P10">Relate</text:p>
        </text:list-item>
        <text:list-item>
          <text:p text:style-name="P10">Rapport extension: validate id list rapport</text:p>
        </text:list-item>
        <text:list-item>
          <text:p text:style-name="P10">Adgangskontrol (kryptering)</text:p>
        </text:list-item>
        <text:list-item>
          <text:p text:style-name="P10">Undo/Redo system</text:p>
        </text:list-item>
        <text:list-item>
          <text:p text:style-name="P10">Shortcut editor</text:p>
        </text:list-item>
        <text:list-item>
          <text:p text:style-name="P10">Aligment på en dataform</text:p>
          <text:list>
            <text:list-item>
              <text:p text:style-name="P10">Alig på alle sider (top, bund, højre, venstre)</text:p>
            </text:list-item>
            <text:list-item>
              <text:p text:style-name="P10">Vise Align linier.</text:p>
            </text:list-item>
            <text:list-item>
              <text:p text:style-name="P10">Markere flere controls</text:p>
            </text:list-item>
            <text:list-item>
              <text:p text:style-name="P10">Auto align (i stil med Lazarus: Center, distubuted, etc.)</text:p>
            </text:list-item>
            <text:list-item>
              <text:p text:style-name="P10"><text:soft-page-break/>Fjernelse af “whitespace”</text:p>
            </text:list-item>
          </text:list>
        </text:list-item>
        <text:list-item>
          <text:p text:style-name="P10">CORE:</text:p>
          <text:list>
            <text:list-item>
              <text:p text:style-name="P10">Brug af TComponent som base</text:p>
            </text:list-item>
            <text:list-item>
              <text:p text:style-name="P10">Objecter gemmes i flow-rækkefølge.</text:p>
            </text:list-item>
          </text:list>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Times, serif"/>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Christiansen</meta:initial-creator>
    <meta:creation-date>2011-10-04T13:37:48</meta:creation-date>
    <dc:date>2011-10-07T14:04:40</dc:date>
    <dc:creator>Torsten Christiansen</dc:creator>
    <meta:editing-duration>PT10H23M57S</meta:editing-duration>
    <meta:editing-cycles>14</meta:editing-cycles>
    <meta:generator>LibreOffice/3.4$Unix LibreOffice_project/340m1$Build-302</meta:generator>
    <meta:document-statistic meta:table-count="0" meta:image-count="0" meta:object-count="0" meta:page-count="3" meta:paragraph-count="55" meta:word-count="424" meta:character-count="2439" meta:non-whitespace-character-count="2115"/>
  </office:meta>
</office:document-meta>
</file>